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draw:shadow-offset-x="0.203cm" draw:shadow-offset-y="0.20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81cm" svg:y1="11.16cm" svg:x2="4.81cm" svg:y2="2.27cm">
          <text:p/>
        </draw:line>
        <draw:line draw:style-name="gr1" draw:text-style-name="P1" draw:layer="layout" svg:x1="4.81cm" svg:y1="11.16cm" svg:x2="26.4cm" svg:y2="11.16cm">
          <text:p/>
        </draw:line>
        <draw:custom-shape draw:style-name="gr2" draw:text-style-name="P2" draw:layer="layout" svg:width="0.152cm" svg:height="0.152cm" svg:x="5.155cm" svg:y="5.9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152cm" svg:height="0.152cm" svg:x="5.556cm" svg:y="5.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152cm" svg:height="0.152cm" svg:x="5.956cm" svg:y="5.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152cm" svg:height="0.152cm" svg:x="6.356cm" svg:y="5.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152cm" svg:height="0.152cm" svg:x="6.756cm" svg:y="5.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152cm" svg:height="0.152cm" svg:x="7.156cm" svg:y="5.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152cm" svg:height="0.152cm" svg:x="7.456cm" svg:y="5.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8" draw:display-name="Gradient 8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8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17:48:10.984745791</meta:creation-date>
    <dc:date>2020-09-27T21:14:19.137986909</dc:date>
    <meta:editing-duration>P1DT3H15M56S</meta:editing-duration>
    <meta:editing-cycles>4</meta:editing-cycles>
    <meta:generator>LibreOffice/6.4.5.2$Linux_X86_64 LibreOffice_project/40$Build-2</meta:generator>
    <meta:document-statistic meta:object-count="9"/>
  </office:meta>
</office:document-meta>
</file>